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27">
      <style:text-properties style:font-name="Verdana" fo:font-size="14pt" officeooo:rsid="000df8c5" officeooo:paragraph-rsid="00116df3" style:font-size-asian="14pt" style:font-size-complex="14pt"/>
    </style:style>
    <style:style style:name="P2" style:family="paragraph" style:parent-style-name="Standard">
      <style:text-properties style:font-name="Verdana" fo:font-size="14pt" officeooo:rsid="000df8c5" officeooo:paragraph-rsid="00116df3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4pt" fo:font-weight="bold" officeooo:rsid="00148c7a" officeooo:paragraph-rsid="00116df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Verdana" fo:font-size="14pt" fo:font-weight="bold" officeooo:rsid="00148c7a" officeooo:paragraph-rsid="00116df3" style:font-size-asian="14pt" style:font-weight-asian="bold" style:font-size-complex="14pt" style:font-weight-complex="bold"/>
    </style:style>
    <style:style style:name="P5" style:family="paragraph" style:parent-style-name="Standard" style:list-style-name="L2">
      <style:text-properties officeooo:paragraph-rsid="00116df3"/>
    </style:style>
    <style:style style:name="P6" style:family="paragraph" style:parent-style-name="Standard" style:list-style-name="L21">
      <style:text-properties officeooo:rsid="0019c0cd" officeooo:paragraph-rsid="00116df3"/>
    </style:style>
    <style:style style:name="P7" style:family="paragraph" style:parent-style-name="Standard" style:list-style-name="L15">
      <style:text-properties officeooo:paragraph-rsid="00116df3"/>
    </style:style>
    <style:style style:name="P8" style:family="paragraph" style:parent-style-name="Standard" style:list-style-name="L16">
      <style:text-properties officeooo:paragraph-rsid="00116df3"/>
    </style:style>
    <style:style style:name="P9" style:family="paragraph" style:parent-style-name="Standard" style:list-style-name="L17">
      <style:text-properties officeooo:paragraph-rsid="00116df3"/>
    </style:style>
    <style:style style:name="P10" style:family="paragraph" style:parent-style-name="Standard" style:list-style-name="L18">
      <style:text-properties officeooo:paragraph-rsid="00116df3"/>
    </style:style>
    <style:style style:name="P11" style:family="paragraph" style:parent-style-name="Standard" style:list-style-name="L19">
      <style:text-properties officeooo:paragraph-rsid="00116df3"/>
    </style:style>
    <style:style style:name="P12" style:family="paragraph" style:parent-style-name="Standard" style:list-style-name="L20">
      <style:text-properties officeooo:paragraph-rsid="00116df3"/>
    </style:style>
    <style:style style:name="P13" style:family="paragraph" style:parent-style-name="Standard" style:list-style-name="L22">
      <style:text-properties officeooo:paragraph-rsid="00116df3"/>
    </style:style>
    <style:style style:name="P14" style:family="paragraph" style:parent-style-name="Standard" style:list-style-name="L23">
      <style:text-properties officeooo:paragraph-rsid="00116df3"/>
    </style:style>
    <style:style style:name="P15" style:family="paragraph" style:parent-style-name="Standard" style:list-style-name="L24">
      <style:text-properties officeooo:paragraph-rsid="00116df3"/>
    </style:style>
    <style:style style:name="P16" style:family="paragraph" style:parent-style-name="Standard" style:list-style-name="L25">
      <style:text-properties officeooo:paragraph-rsid="00116df3"/>
    </style:style>
    <style:style style:name="P17" style:family="paragraph" style:parent-style-name="Standard" style:list-style-name="L27">
      <style:text-properties officeooo:paragraph-rsid="00116df3"/>
    </style:style>
    <style:style style:name="T1" style:family="text">
      <style:text-properties officeooo:rsid="000f7861"/>
    </style:style>
    <style:style style:name="T2" style:family="text">
      <style:text-properties officeooo:rsid="0019c0cd"/>
    </style:style>
    <style:style style:name="T3" style:family="text">
      <style:text-properties style:font-name="Verdana" fo:font-size="14pt" style:font-size-asian="14pt" style:font-size-complex="14pt"/>
    </style:style>
    <style:style style:name="T4" style:family="text">
      <style:text-properties style:font-name="Verdana" fo:font-size="14pt" officeooo:rsid="00148c7a" style:font-size-asian="14pt" style:font-size-complex="14pt"/>
    </style:style>
    <style:style style:name="T5" style:family="text">
      <style:text-properties style:font-name="Verdana" fo:font-size="14pt" officeooo:rsid="0019c0cd" style:font-size-asian="14pt" style:font-size-complex="14pt"/>
    </style:style>
    <style:style style:name="T6" style:family="text">
      <style:text-properties officeooo:rsid="001393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rottle mapping -- <text:span text:style-name="T2">Base</text:span></text:p>
      <text:p text:style-name="P3"/>
      <text:p text:style-name="P4">Mode selector</text:p>
      <text:list xml:id="list1990719950" text:style-name="L2">
        <text:list-item>
          <text:p text:style-name="P5"><text:span text:style-name="T4">Turn: </text:span><text:span text:style-name="T5">--</text:span></text:p>
        </text:list-item>
      </text:list>
      <text:p text:style-name="P4">Flaps lever</text:p>
      <text:list xml:id="list1405002066" text:style-name="L15">
        <text:list-item>
          <text:p text:style-name="P7"><text:span text:style-name="T5">Axis</text:span><text:span text:style-name="T4">: --</text:span></text:p>
        </text:list-item>
      </text:list>
      <text:p text:style-name="P4">T1 switch</text:p>
      <text:list xml:id="list1817098761" text:style-name="L16">
        <text:list-item>
          <text:p text:style-name="P8"><text:span text:style-name="T4">F: --</text:span></text:p>
        </text:list-item>
      </text:list>
      <text:p text:style-name="P4">T2 switch</text:p>
      <text:list xml:id="list683566083" text:style-name="L17">
        <text:list-item>
          <text:p text:style-name="P9"><text:span text:style-name="T4">F: </text:span><text:span text:style-name="T5">--</text:span></text:p>
        </text:list-item>
      </text:list>
      <text:p text:style-name="P4">T3 switch</text:p>
      <text:list xml:id="list3836487578" text:style-name="L18">
        <text:list-item>
          <text:p text:style-name="P10"><text:span text:style-name="T5">F: --</text:span></text:p>
        </text:list-item>
      </text:list>
      <text:p text:style-name="P4">T4 switch</text:p>
      <text:list xml:id="list2832440478" text:style-name="L19">
        <text:list-item>
          <text:p text:style-name="P11"><text:span text:style-name="T5">F: --</text:span></text:p>
        </text:list-item>
      </text:list>
      <text:p text:style-name="P4">Lighted Buttons -- Master Modes, Master Arm, carrier calls</text:p>
      <text:list xml:id="list1295787924" text:style-name="L20">
        <text:list-item>
          <text:p text:style-name="P12"><text:span text:style-name="T5">B1</text:span><text:span text:style-name="T4">: --<text:tab/></text:span><text:span text:style-name="T5">B2: --<text:tab/><text:tab/>B3: --</text:span></text:p>
        </text:list-item>
      </text:list>
      <text:list xml:id="list1669027319" text:style-name="L21">
        <text:list-item>
          <text:p text:style-name="P6"><text:span text:style-name="T3">B4: --<text:tab/>B5: --<text:tab/><text:tab/>B6: --</text:span></text:p>
        </text:list-item>
      </text:list>
      <text:p text:style-name="P4">T5 switch -- <text:span text:style-name="T6">Landing Gear</text:span></text:p>
      <text:list xml:id="list1551016948" text:style-name="L22">
        <text:list-item>
          <text:p text:style-name="P13"><text:span text:style-name="T4">U/D: Gear up/down</text:span></text:p>
        </text:list-item>
      </text:list>
      <text:p text:style-name="P4">T6 switch -- Flaps</text:p>
      <text:list xml:id="list2465283761" text:style-name="L23">
        <text:list-item>
          <text:p text:style-name="P14"><text:span text:style-name="T4">U/D: Flaps switch up/down one notch</text:span></text:p>
        </text:list-item>
      </text:list>
      <text:p text:style-name="P4">T7 switch -- Canopy</text:p>
      <text:list xml:id="list4272407232" text:style-name="L24">
        <text:list-item>
          <text:p text:style-name="P15"><text:span text:style-name="T4">U/D: Canopy up/down</text:span></text:p>
        </text:list-item>
      </text:list>
      <text:p text:style-name="P4">E1 dial -- <text:span text:style-name="T2">Kneeboard</text:span></text:p>
      <text:list xml:id="list2501844286" text:style-name="L25">
        <text:list-item>
          <text:p text:style-name="P16"><text:span text:style-name="T5">P: Kneeboard toggle</text:span></text:p>
        </text:list-item>
        <text:list-item>
          <text:p text:style-name="P16"><text:span text:style-name="T5">Rotate: Flip pages</text:span></text:p>
        </text:list-item>
      </text:list>
      <text:p text:style-name="P4">E2 dial -- <text:span text:style-name="T2">NVGs</text:span></text:p>
      <text:list xml:id="list1494445292" text:style-name="L27">
        <text:list-item>
          <text:p text:style-name="P17"><text:span text:style-name="T5">P: Toggle NVGs on/off</text:span></text:p>
        </text:list-item>
        <text:list-item>
          <text:p text:style-name="P1"><text:span text:style-name="T2">Rotate: NVG gain up/down</text:span>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8T16:06:28.101000000</dc:date>
    <meta:editing-duration>PT1H12M39S</meta:editing-duration>
    <meta:editing-cycles>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8" meta:word-count="111" meta:character-count="485" meta:non-whitespace-character-count="415"/>
  </office:meta>
</office:document-meta>
</file>